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SUM-0296</text:p>
          </table:table-cell>
          <table:table-cell office:value-type="string" calcext:value-type="string">
            <text:p>2023-11-28 1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02944" calcext:value-type="float">
            <text:p>26.602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UM-0296</text:p>
          </table:table-cell>
          <table:table-cell office:value-type="string" calcext:value-type="string">
            <text:p>2020-11-17 14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29208" calcext:value-type="float">
            <text:p>26.429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UM-0296</text:p>
          </table:table-cell>
          <table:table-cell office:value-type="string" calcext:value-type="string">
            <text:p>2016-12-01 19:0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58976" calcext:value-type="float">
            <text:p>26.85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UM-0296</text:p>
          </table:table-cell>
          <table:table-cell office:value-type="string" calcext:value-type="string">
            <text:p>2015-11-24 18:4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45488" calcext:value-type="float">
            <text:p>27.14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UM-0296</text:p>
          </table:table-cell>
          <table:table-cell office:value-type="string" calcext:value-type="string">
            <text:p>2012-11-07 06:5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95168" calcext:value-type="float">
            <text:p>28.395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UM-0296</text:p>
          </table:table-cell>
          <table:table-cell office:value-type="string" calcext:value-type="string">
            <text:p>2009-11-24 16:4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28696" calcext:value-type="float">
            <text:p>28.428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UM-0296</text:p>
          </table:table-cell>
          <table:table-cell office:value-type="string" calcext:value-type="string">
            <text:p>2004-11-22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63776" calcext:value-type="float">
            <text:p>27.16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UM-0296</text:p>
          </table:table-cell>
          <table:table-cell office:value-type="string" calcext:value-type="string">
            <text:p>2001-11-29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078" calcext:value-type="float">
            <text:p>24.30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UM-0296</text:p>
          </table:table-cell>
          <table:table-cell office:value-type="string" calcext:value-type="string">
            <text:p>1995-12-07 20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85368" calcext:value-type="float">
            <text:p>26.185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6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81" meta:object-count="0"/>
    <meta:user-defined meta:name="AppVersion">3.0</meta:user-defined>
  </office:meta>
</office:document-meta>
</file>